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number-columns-repeated="19" table:default-cell-style-name="Default"/>
        <table:table-column table:style-name="co1" table:default-cell-style-name="ce1"/>
        <table:table-row table:style-name="ro1">
          <table:table-cell table:number-columns-repeated="3"/>
          <table:table-cell office:value-type="string" calcext:value-type="string">
            <text:p>goto</text:p>
          </table:table-cell>
          <table:table-cell office:value-type="string" calcext:value-type="string">
            <text:p>fetch</text:p>
          </table:table-cell>
          <table:table-cell office:value-type="string" calcext:value-type="string">
            <text:p>dr_rd</text:p>
          </table:table-cell>
          <table:table-cell office:value-type="string" calcext:value-type="string">
            <text:p>dr_wa</text:p>
          </table:table-cell>
          <table:table-cell office:value-type="string" calcext:value-type="string">
            <text:p>w_mem</text:p>
          </table:table-cell>
          <table:table-cell office:value-type="string" calcext:value-type="string">
            <text:p>pc_wa</text:p>
          </table:table-cell>
          <table:table-cell office:value-type="string" calcext:value-type="string">
            <text:p>pc_inc</text:p>
          </table:table-cell>
          <table:table-cell office:value-type="string" calcext:value-type="string">
            <text:p>pc_rd</text:p>
          </table:table-cell>
          <table:table-cell office:value-type="string" calcext:value-type="string">
            <text:p>tr_rd</text:p>
          </table:table-cell>
          <table:table-cell office:value-type="string" calcext:value-type="string">
            <text:p>ac_rd</text:p>
          </table:table-cell>
          <table:table-cell office:value-type="string" calcext:value-type="string">
            <text:p>ar_rd</text:p>
          </table:table-cell>
          <table:table-cell office:value-type="string" calcext:value-type="string">
            <text:p>bus2_wr</text:p>
          </table:table-cell>
          <table:table-cell office:value-type="string" calcext:value-type="string">
            <text:p>z_cond</text:p>
          </table:table-cell>
          <table:table-cell office:value-type="string" calcext:value-type="string">
            <text:p>z_on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HEX</text:p>
          </table:table-cell>
          <table:table-cell table:style-name="Default"/>
        </table:table-row>
        <table:table-row table:style-name="ro1">
          <table:table-cell office:value-type="string" calcext:value-type="string">
            <text:p>INIT0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6"/>
          <table:table-cell table:formula="of:=[.Q2]*1+[.P2]*2+[.O2]*4+[.N2]*8+[.M2]*16+[.L2]*32+[.K2]*64+[.J2]*128+[.I2]*256+[.H2]*512+[.G2]*1024+[.F2]*2048+[.E2]*4096+[.D2]*8192" office:value-type="float" office:value="64" calcext:value-type="float">
            <text:p>64</text:p>
          </table:table-cell>
          <table:table-cell table:formula="of:=DEC2HEX([.R2])" office:value-type="string" office:string-value="40" calcext:value-type="string">
            <text:p>40</text:p>
          </table:table-cell>
          <table:table-cell table:formula="of:=TEXT([.S2];&quot;0000&quot;)" office:value-type="string" office:string-value="0040" calcext:value-type="string">
            <text:p>0040</text:p>
          </table:table-cell>
        </table:table-row>
        <table:table-row table:style-name="ro1">
          <table:table-cell office:value-type="string" calcext:value-type="string">
            <text:p>INIT1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table:formula="of:=[.Q3]*1+[.P3]*2+[.O3]*4+[.N3]*8+[.M3]*16+[.L3]*32+[.K3]*64+[.J3]*128+[.I3]*256+[.H3]*512+[.G3]*1024+[.F3]*2048+[.E3]*4096+[.D3]*8192" office:value-type="float" office:value="264" calcext:value-type="float">
            <text:p>264</text:p>
          </table:table-cell>
          <table:table-cell table:formula="of:=DEC2HEX([.R3])" office:value-type="string" office:string-value="108" calcext:value-type="string">
            <text:p>108</text:p>
          </table:table-cell>
          <table:table-cell table:formula="of:=TEXT([.S3];&quot;0000&quot;)" office:value-type="string" office:string-value="0108" calcext:value-type="string">
            <text:p>0108</text:p>
          </table:table-cell>
        </table:table-row>
        <table:table-row table:style-name="ro1">
          <table:table-cell office:value-type="string" calcext:value-type="string">
            <text:p>INIT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7"/>
          <table:table-cell table:formula="of:=[.Q4]*1+[.P4]*2+[.O4]*4+[.N4]*8+[.M4]*16+[.L4]*32+[.K4]*64+[.J4]*128+[.I4]*256+[.H4]*512+[.G4]*1024+[.F4]*2048+[.E4]*4096+[.D4]*8192" office:value-type="float" office:value="4224" calcext:value-type="float">
            <text:p>4224</text:p>
          </table:table-cell>
          <table:table-cell table:formula="of:=DEC2HEX([.R4])" office:value-type="string" office:string-value="1080" calcext:value-type="string">
            <text:p>1080</text:p>
          </table:table-cell>
          <table:table-cell table:formula="of:=TEXT([.S4];&quot;0000&quot;)" office:value-type="string" office:string-value="1080" calcext:value-type="string">
            <text:p>1080</text:p>
          </table:table-cell>
        </table:table-row>
        <table:table-row table:style-name="ro1">
          <table:table-cell office:value-type="string" calcext:value-type="string">
            <text:p>READY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formula="of:=[.Q5]*1+[.P5]*2+[.O5]*4+[.N5]*8+[.M5]*16+[.L5]*32+[.K5]*64+[.J5]*128+[.I5]*256+[.H5]*512+[.G5]*1024+[.F5]*2048+[.E5]*4096+[.D5]*8192" office:value-type="float" office:value="1032" calcext:value-type="float">
            <text:p>1032</text:p>
          </table:table-cell>
          <table:table-cell table:formula="of:=DEC2HEX([.R5])" office:value-type="string" office:string-value="408" calcext:value-type="string">
            <text:p>408</text:p>
          </table:table-cell>
          <table:table-cell table:formula="of:=TEXT([.S5];&quot;0000&quot;)" office:value-type="string" office:string-value="0408" calcext:value-type="string">
            <text:p>0408</text:p>
          </table:table-cell>
        </table:table-row>
        <table:table-row table:style-name="ro1">
          <table:table-cell office:value-type="string" calcext:value-type="string">
            <text:p>JMP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6"/>
          <table:table-cell table:formula="of:=[.Q6]*1+[.P6]*2+[.O6]*4+[.N6]*8+[.M6]*16+[.L6]*32+[.K6]*64+[.J6]*128+[.I6]*256+[.H6]*512+[.G6]*1024+[.F6]*2048+[.E6]*4096+[.D6]*8192" office:value-type="float" office:value="16448" calcext:value-type="float">
            <text:p>16448</text:p>
          </table:table-cell>
          <table:table-cell table:formula="of:=DEC2HEX([.R6])" office:value-type="string" office:string-value="4040" calcext:value-type="string">
            <text:p>4040</text:p>
          </table:table-cell>
          <table:table-cell table:formula="of:=TEXT([.S6];&quot;0000&quot;)" office:value-type="string" office:string-value="4040" calcext:value-type="string">
            <text:p>4040</text:p>
          </table:table-cell>
        </table:table-row>
        <table:table-row table:style-name="ro1">
          <table:table-cell office:value-type="string" calcext:value-type="string">
            <text:p>JPI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1"/>
          <table:table-cell table:formula="of:=[.Q7]*1+[.P7]*2+[.O7]*4+[.N7]*8+[.M7]*16+[.L7]*32+[.K7]*64+[.J7]*128+[.I7]*256+[.H7]*512+[.G7]*1024+[.F7]*2048+[.E7]*4096+[.D7]*8192" office:value-type="float" office:value="2048" calcext:value-type="float">
            <text:p>2048</text:p>
          </table:table-cell>
          <table:table-cell table:formula="of:=DEC2HEX([.R7])" office:value-type="string" office:string-value="800" calcext:value-type="string">
            <text:p>800</text:p>
          </table:table-cell>
          <table:table-cell table:formula="of:=TEXT([.S7];&quot;0000&quot;)" office:value-type="string" office:string-value="0800" calcext:value-type="string">
            <text:p>0800</text:p>
          </table:table-cell>
        </table:table-row>
        <table:table-row table:style-name="ro1">
          <table:table-cell office:value-type="string" calcext:value-type="string">
            <text:p>JPI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[.Q8]*1+[.P8]*2+[.O8]*4+[.N8]*8+[.M8]*16+[.L8]*32+[.K8]*64+[.J8]*128+[.I8]*256+[.H8]*512+[.G8]*1024+[.F8]*2048+[.E8]*4096+[.D8]*8192" office:value-type="float" office:value="17480" calcext:value-type="float">
            <text:p>17480</text:p>
          </table:table-cell>
          <table:table-cell table:formula="of:=DEC2HEX([.R8])" office:value-type="string" office:string-value="4448" calcext:value-type="string">
            <text:p>4448</text:p>
          </table:table-cell>
          <table:table-cell table:formula="of:=TEXT([.S8];&quot;0000&quot;)" office:value-type="string" office:string-value="4448" calcext:value-type="string">
            <text:p>4448</text:p>
          </table:table-cell>
        </table:table-row>
        <table:table-row table:style-name="ro1">
          <table:table-cell office:value-type="string" calcext:value-type="string">
            <text:p>JNZ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formula="of:=[.Q9]*1+[.P9]*2+[.O9]*4+[.N9]*8+[.M9]*16+[.L9]*32+[.K9]*64+[.J9]*128+[.I9]*256+[.H9]*512+[.G9]*1024+[.F9]*2048+[.E9]*4096+[.D9]*8192" office:value-type="float" office:value="8259" calcext:value-type="float">
            <text:p>8259</text:p>
          </table:table-cell>
          <table:table-cell table:formula="of:=DEC2HEX([.R9])" office:value-type="string" office:string-value="2043" calcext:value-type="string">
            <text:p>2043</text:p>
          </table:table-cell>
          <table:table-cell table:formula="of:=TEXT([.S9];&quot;0000&quot;)" office:value-type="string" office:string-value="2043" calcext:value-type="string">
            <text:p>2043</text:p>
          </table:table-cell>
        </table:table-row>
        <table:table-row table:style-name="ro1">
          <table:table-cell office:value-type="string" calcext:value-type="string">
            <text:p>JZE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Q10]*1+[.P10]*2+[.O10]*4+[.N10]*8+[.M10]*16+[.L10]*32+[.K10]*64+[.J10]*128+[.I10]*256+[.H10]*512+[.G10]*1024+[.F10]*2048+[.E10]*4096+[.D10]*8192" office:value-type="float" office:value="8258" calcext:value-type="float">
            <text:p>8258</text:p>
          </table:table-cell>
          <table:table-cell table:formula="of:=DEC2HEX([.R10])" office:value-type="string" office:string-value="2042" calcext:value-type="string">
            <text:p>2042</text:p>
          </table:table-cell>
          <table:table-cell table:formula="of:=TEXT([.S10];&quot;0000&quot;)" office:value-type="string" office:string-value="2042" calcext:value-type="string">
            <text:p>2042</text:p>
          </table:table-cell>
        </table:table-row>
        <table:table-row table:style-name="ro1">
          <table:table-cell office:value-type="string" calcext:value-type="string">
            <text:p>LDA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formula="of:=[.Q11]*1+[.P11]*2+[.O11]*4+[.N11]*8+[.M11]*16+[.L11]*32+[.K11]*64+[.J11]*128+[.I11]*256+[.H11]*512+[.G11]*1024+[.F11]*2048+[.E11]*4096+[.D11]*8192" office:value-type="float" office:value="2056" calcext:value-type="float">
            <text:p>2056</text:p>
          </table:table-cell>
          <table:table-cell table:formula="of:=DEC2HEX([.R11])" office:value-type="string" office:string-value="808" calcext:value-type="string">
            <text:p>808</text:p>
          </table:table-cell>
          <table:table-cell table:formula="of:=TEXT([.S11];&quot;0000&quot;)" office:value-type="string" office:string-value="0808" calcext:value-type="string">
            <text:p>0808</text:p>
          </table:table-cell>
        </table:table-row>
        <table:table-row table:style-name="ro1">
          <table:table-cell office:value-type="string" calcext:value-type="string">
            <text:p>LDA2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table:formula="of:=[.Q12]*1+[.P12]*2+[.O12]*4+[.N12]*8+[.M12]*16+[.L12]*32+[.K12]*64+[.J12]*128+[.I12]*256+[.H12]*512+[.G12]*1024+[.F12]*2048+[.E12]*4096+[.D12]*8192" office:value-type="float" office:value="28860" calcext:value-type="float">
            <text:p>28860</text:p>
          </table:table-cell>
          <table:table-cell table:formula="of:=DEC2HEX([.R12])" office:value-type="string" office:string-value="70BC" calcext:value-type="string">
            <text:p>70BC</text:p>
          </table:table-cell>
          <table:table-cell table:formula="of:=TEXT([.S12];&quot;0000&quot;)" office:value-type="string" office:string-value="70BC" calcext:value-type="string">
            <text:p>70BC</text:p>
          </table:table-cell>
        </table:table-row>
        <table:table-row table:style-name="ro1">
          <table:table-cell office:value-type="string" calcext:value-type="string">
            <text:p>STA1</text:p>
          </table:table-cell>
          <table:table-cell office:value-type="string" calcext:value-type="string">
            <text:p>B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/>
          <table:table-cell table:formula="of:=[.Q13]*1+[.P13]*2+[.O13]*4+[.N13]*8+[.M13]*16+[.L13]*32+[.K13]*64+[.J13]*128+[.I13]*256+[.H13]*512+[.G13]*1024+[.F13]*2048+[.E13]*4096+[.D13]*8192" office:value-type="float" office:value="256" calcext:value-type="float">
            <text:p>256</text:p>
          </table:table-cell>
          <table:table-cell table:formula="of:=DEC2HEX([.R13])" office:value-type="string" office:string-value="100" calcext:value-type="string">
            <text:p>100</text:p>
          </table:table-cell>
          <table:table-cell table:formula="of:=TEXT([.S13];&quot;0000&quot;)" office:value-type="string" office:string-value="0100" calcext:value-type="string">
            <text:p>0100</text:p>
          </table:table-cell>
        </table:table-row>
        <table:table-row table:style-name="ro1">
          <table:table-cell office:value-type="string" calcext:value-type="string">
            <text:p>MAL1</text:p>
          </table:table-cell>
          <table:table-cell office:value-type="string" calcext:value-type="string">
            <text:p>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1"/>
          <table:table-cell table:formula="of:=[.Q14]*1+[.P14]*2+[.O14]*4+[.N14]*8+[.M14]*16+[.L14]*32+[.K14]*64+[.J14]*128+[.I14]*256+[.H14]*512+[.G14]*1024+[.F14]*2048+[.E14]*4096+[.D14]*8192" office:value-type="float" office:value="2048" calcext:value-type="float">
            <text:p>2048</text:p>
          </table:table-cell>
          <table:table-cell table:formula="of:=DEC2HEX([.R14])" office:value-type="string" office:string-value="800" calcext:value-type="string">
            <text:p>800</text:p>
          </table:table-cell>
          <table:table-cell table:formula="of:=TEXT([.S14];&quot;0000&quot;)" office:value-type="string" office:string-value="0800" calcext:value-type="string">
            <text:p>0800</text:p>
          </table:table-cell>
        </table:table-row>
        <table:table-row table:style-name="ro1">
          <table:table-cell office:value-type="string" calcext:value-type="string">
            <text:p>MAL2</text:p>
          </table:table-cell>
          <table:table-cell office:value-type="string" calcext:value-type="string">
            <text:p>E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5"/>
          <table:table-cell table:formula="of:=[.Q15]*1+[.P15]*2+[.O15]*4+[.N15]*8+[.M15]*16+[.L15]*32+[.K15]*64+[.J15]*128+[.I15]*256+[.H15]*512+[.G15]*1024+[.F15]*2048+[.E15]*4096+[.D15]*8192" office:value-type="float" office:value="32" calcext:value-type="float">
            <text:p>32</text:p>
          </table:table-cell>
          <table:table-cell table:formula="of:=DEC2HEX([.R15])" office:value-type="string" office:string-value="20" calcext:value-type="string">
            <text:p>20</text:p>
          </table:table-cell>
          <table:table-cell table:formula="of:=TEXT([.S15];&quot;0000&quot;)" office:value-type="string" office:string-value="0020" calcext:value-type="string">
            <text:p>0020</text:p>
          </table:table-cell>
        </table:table-row>
        <table:table-row table:style-name="ro1">
          <table:table-cell office:value-type="string" calcext:value-type="string">
            <text:p>MAL3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[.Q16]*1+[.P16]*2+[.O16]*4+[.N16]*8+[.M16]*16+[.L16]*32+[.K16]*64+[.J16]*128+[.I16]*256+[.H16]*512+[.G16]*1024+[.F16]*2048+[.E16]*4096+[.D16]*8192" office:value-type="float" office:value="8484" calcext:value-type="float">
            <text:p>8484</text:p>
          </table:table-cell>
          <table:table-cell table:formula="of:=DEC2HEX([.R16])" office:value-type="string" office:string-value="2124" calcext:value-type="string">
            <text:p>2124</text:p>
          </table:table-cell>
          <table:table-cell table:formula="of:=TEXT([.S16];&quot;0000&quot;)" office:value-type="string" office:string-value="2124" calcext:value-type="string">
            <text:p>2124</text:p>
          </table:table-cell>
        </table:table-row>
        <table:table-row table:style-name="ro1">
          <table:table-cell table:number-columns-repeated="17"/>
          <table:table-cell table:formula="of:=[.Q17]*1+[.P17]*2+[.O17]*4+[.N17]*8+[.M17]*16+[.L17]*32+[.K17]*64+[.J17]*128+[.I17]*256+[.H17]*512+[.G17]*1024+[.F17]*2048+[.E17]*4096+[.D17]*8192" office:value-type="float" office:value="0" calcext:value-type="float">
            <text:p>0</text:p>
          </table:table-cell>
          <table:table-cell table:formula="of:=DEC2HEX([.R17])" office:value-type="string" office:string-value="0" calcext:value-type="string">
            <text:p>0</text:p>
          </table:table-cell>
          <table:table-cell table:formula="of:=TEXT([.S17];&quot;0000&quot;)" office:value-type="string" office:string-value="0000" calcext:value-type="string">
            <text:p>0000</text:p>
          </table:table-cell>
        </table:table-row>
        <table:table-row table:style-name="ro1">
          <table:table-cell office:value-type="string" calcext:value-type="string">
            <text:p>LIT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7"/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Q18]*1+[.P18]*2+[.O18]*4+[.N18]*8+[.M18]*16+[.L18]*32+[.K18]*64+[.J18]*128+[.I18]*256+[.H18]*512+[.G18]*1024+[.F18]*2048+[.E18]*4096+[.D18]*8192" office:value-type="float" office:value="16452" calcext:value-type="float">
            <text:p>16452</text:p>
          </table:table-cell>
          <table:table-cell table:formula="of:=DEC2HEX([.R18])" office:value-type="string" office:string-value="4044" calcext:value-type="string">
            <text:p>4044</text:p>
          </table:table-cell>
          <table:table-cell table:formula="of:=TEXT([.S18];&quot;0000&quot;)" office:value-type="string" office:string-value="4044" calcext:value-type="string">
            <text:p>4044</text:p>
          </table:table-cell>
        </table:table-row>
        <table:table-row table:style-name="ro1">
          <table:table-cell office:value-type="string" calcext:value-type="string">
            <text:p>ALU1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1"/>
          <table:table-cell table:formula="of:=[.Q19]*1+[.P19]*2+[.O19]*4+[.N19]*8+[.M19]*16+[.L19]*32+[.K19]*64+[.J19]*128+[.I19]*256+[.H19]*512+[.G19]*1024+[.F19]*2048+[.E19]*4096+[.D19]*8192" office:value-type="float" office:value="2048" calcext:value-type="float">
            <text:p>2048</text:p>
          </table:table-cell>
          <table:table-cell table:formula="of:=DEC2HEX([.R19])" office:value-type="string" office:string-value="800" calcext:value-type="string">
            <text:p>800</text:p>
          </table:table-cell>
          <table:table-cell table:formula="of:=TEXT([.S19];&quot;0000&quot;)" office:value-type="string" office:string-value="0800" calcext:value-type="string">
            <text:p>0800</text:p>
          </table:table-cell>
        </table:table-row>
        <table:table-row table:style-name="ro1">
          <table:table-cell office:value-type="string" calcext:value-type="string">
            <text:p>ALU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formula="of:=[.Q20]*1+[.P20]*2+[.O20]*4+[.N20]*8+[.M20]*16+[.L20]*32+[.K20]*64+[.J20]*128+[.I20]*256+[.H20]*512+[.G20]*1024+[.F20]*2048+[.E20]*4096+[.D20]*8192" office:value-type="float" office:value="28856" calcext:value-type="float">
            <text:p>28856</text:p>
          </table:table-cell>
          <table:table-cell table:formula="of:=DEC2HEX([.R20])" office:value-type="string" office:string-value="70B8" calcext:value-type="string">
            <text:p>70B8</text:p>
          </table:table-cell>
          <table:table-cell table:formula="of:=TEXT([.S20];&quot;0000&quot;)" office:value-type="string" office:string-value="70B8" calcext:value-type="string">
            <text:p>70B8</text:p>
          </table:table-cell>
        </table:table-row>
        <table:table-row table:style-name="ro1">
          <table:table-cell office:value-type="string" calcext:value-type="string">
            <text:p>LDI1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1"/>
          <table:table-cell table:formula="of:=[.Q21]*1+[.P21]*2+[.O21]*4+[.N21]*8+[.M21]*16+[.L21]*32+[.K21]*64+[.J21]*128+[.I21]*256+[.H21]*512+[.G21]*1024+[.F21]*2048+[.E21]*4096+[.D21]*8192" office:value-type="float" office:value="2048" calcext:value-type="float">
            <text:p>2048</text:p>
          </table:table-cell>
          <table:table-cell table:formula="of:=DEC2HEX([.R21])" office:value-type="string" office:string-value="800" calcext:value-type="string">
            <text:p>800</text:p>
          </table:table-cell>
          <table:table-cell table:formula="of:=TEXT([.S21];&quot;0000&quot;)" office:value-type="string" office:string-value="0800" calcext:value-type="string">
            <text:p>0800</text:p>
          </table:table-cell>
        </table:table-row>
        <table:table-row table:style-name="ro1">
          <table:table-cell office:value-type="string" calcext:value-type="string">
            <text:p>LDI2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formula="of:=[.Q22]*1+[.P22]*2+[.O22]*4+[.N22]*8+[.M22]*16+[.L22]*32+[.K22]*64+[.J22]*128+[.I22]*256+[.H22]*512+[.G22]*1024+[.F22]*2048+[.E22]*4096+[.D22]*8192" office:value-type="float" office:value="1032" calcext:value-type="float">
            <text:p>1032</text:p>
          </table:table-cell>
          <table:table-cell table:formula="of:=DEC2HEX([.R22])" office:value-type="string" office:string-value="408" calcext:value-type="string">
            <text:p>408</text:p>
          </table:table-cell>
          <table:table-cell table:formula="of:=TEXT([.S22];&quot;0000&quot;)" office:value-type="string" office:string-value="0408" calcext:value-type="string">
            <text:p>0408</text:p>
          </table:table-cell>
        </table:table-row>
        <table:table-row table:style-name="ro1">
          <table:table-cell office:value-type="string" calcext:value-type="string">
            <text:p>LDI3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formula="of:=[.Q23]*1+[.P23]*2+[.O23]*4+[.N23]*8+[.M23]*16+[.L23]*32+[.K23]*64+[.J23]*128+[.I23]*256+[.H23]*512+[.G23]*1024+[.F23]*2048+[.E23]*4096+[.D23]*8192" office:value-type="float" office:value="2056" calcext:value-type="float">
            <text:p>2056</text:p>
          </table:table-cell>
          <table:table-cell table:formula="of:=DEC2HEX([.R23])" office:value-type="string" office:string-value="808" calcext:value-type="string">
            <text:p>808</text:p>
          </table:table-cell>
          <table:table-cell table:formula="of:=TEXT([.S23];&quot;0000&quot;)" office:value-type="string" office:string-value="0808" calcext:value-type="string">
            <text:p>0808</text:p>
          </table:table-cell>
        </table:table-row>
        <table:table-row table:style-name="ro1">
          <table:table-cell office:value-type="string" calcext:value-type="string">
            <text:p>LDI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table:formula="of:=[.Q24]*1+[.P24]*2+[.O24]*4+[.N24]*8+[.M24]*16+[.L24]*32+[.K24]*64+[.J24]*128+[.I24]*256+[.H24]*512+[.G24]*1024+[.F24]*2048+[.E24]*4096+[.D24]*8192" office:value-type="float" office:value="28860" calcext:value-type="float">
            <text:p>28860</text:p>
          </table:table-cell>
          <table:table-cell table:formula="of:=DEC2HEX([.R24])" office:value-type="string" office:string-value="70BC" calcext:value-type="string">
            <text:p>70BC</text:p>
          </table:table-cell>
          <table:table-cell table:formula="of:=TEXT([.S24];&quot;0000&quot;)" office:value-type="string" office:string-value="70BC" calcext:value-type="string">
            <text:p>70BC</text:p>
          </table:table-cell>
        </table:table-row>
        <table:table-row table:style-name="ro1">
          <table:table-cell table:number-columns-repeated="17"/>
          <table:table-cell table:formula="of:=[.Q25]*1+[.P25]*2+[.O25]*4+[.N25]*8+[.M25]*16+[.L25]*32+[.K25]*64+[.J25]*128+[.I25]*256+[.H25]*512+[.G25]*1024+[.F25]*2048+[.E25]*4096+[.D25]*8192" office:value-type="float" office:value="0" calcext:value-type="float">
            <text:p>0</text:p>
          </table:table-cell>
          <table:table-cell table:formula="of:=DEC2HEX([.R25])" office:value-type="string" office:string-value="0" calcext:value-type="string">
            <text:p>0</text:p>
          </table:table-cell>
          <table:table-cell table:formula="of:=TEXT([.S25];&quot;0000&quot;)" office:value-type="string" office:string-value="0000" calcext:value-type="string">
            <text:p>0000</text:p>
          </table:table-cell>
        </table:table-row>
        <table:table-row table:style-name="ro1">
          <table:table-cell office:value-type="string" calcext:value-type="string">
            <text:p>STI1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1"/>
          <table:table-cell table:formula="of:=[.Q26]*1+[.P26]*2+[.O26]*4+[.N26]*8+[.M26]*16+[.L26]*32+[.K26]*64+[.J26]*128+[.I26]*256+[.H26]*512+[.G26]*1024+[.F26]*2048+[.E26]*4096+[.D26]*8192" office:value-type="float" office:value="2048" calcext:value-type="float">
            <text:p>2048</text:p>
          </table:table-cell>
          <table:table-cell table:formula="of:=DEC2HEX([.R26])" office:value-type="string" office:string-value="800" calcext:value-type="string">
            <text:p>800</text:p>
          </table:table-cell>
          <table:table-cell table:formula="of:=TEXT([.S26];&quot;0000&quot;)" office:value-type="string" office:string-value="0800" calcext:value-type="string">
            <text:p>0800</text:p>
          </table:table-cell>
        </table:table-row>
        <table:table-row table:style-name="ro1">
          <table:table-cell office:value-type="string" calcext:value-type="string">
            <text:p>STI2</text:p>
          </table:table-cell>
          <table:table-cell office:value-type="float" office:value="19" calcext:value-type="float">
            <text:p>19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formula="of:=[.Q27]*1+[.P27]*2+[.O27]*4+[.N27]*8+[.M27]*16+[.L27]*32+[.K27]*64+[.J27]*128+[.I27]*256+[.H27]*512+[.G27]*1024+[.F27]*2048+[.E27]*4096+[.D27]*8192" office:value-type="float" office:value="1032" calcext:value-type="float">
            <text:p>1032</text:p>
          </table:table-cell>
          <table:table-cell table:formula="of:=DEC2HEX([.R27])" office:value-type="string" office:string-value="408" calcext:value-type="string">
            <text:p>408</text:p>
          </table:table-cell>
          <table:table-cell table:formula="of:=TEXT([.S27];&quot;0000&quot;)" office:value-type="string" office:string-value="0408" calcext:value-type="string">
            <text:p>0408</text:p>
          </table:table-cell>
        </table:table-row>
        <table:table-row table:style-name="ro1">
          <table:table-cell office:value-type="string" calcext:value-type="string">
            <text:p>STI3</text:p>
          </table:table-cell>
          <table:table-cell office:value-type="string" calcext:value-type="string">
            <text:p>2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8"/>
          <table:table-cell table:formula="of:=[.Q28]*1+[.P28]*2+[.O28]*4+[.N28]*8+[.M28]*16+[.L28]*32+[.K28]*64+[.J28]*128+[.I28]*256+[.H28]*512+[.G28]*1024+[.F28]*2048+[.E28]*4096+[.D28]*8192" office:value-type="float" office:value="8448" calcext:value-type="float">
            <text:p>8448</text:p>
          </table:table-cell>
          <table:table-cell table:formula="of:=DEC2HEX([.R28])" office:value-type="string" office:string-value="2100" calcext:value-type="string">
            <text:p>2100</text:p>
          </table:table-cell>
          <table:table-cell table:formula="of:=TEXT([.S28];&quot;0000&quot;)" office:value-type="string" office:string-value="2100" calcext:value-type="string">
            <text:p>2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stremità_20_linea_20_1" draw:display-name="Estremità line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1">00/00/0000</text:date>, <text:time style:data-style-name="N2" text:time-value="15:44:51.246286200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22T17:27:24.076765500</meta:creation-date>
    <dc:date>2026-01-01T15:46:07.075559000</dc:date>
    <meta:editing-duration>PT52M43S</meta:editing-duration>
    <meta:editing-cycles>20</meta:editing-cycles>
    <meta:generator>LibreOffice/25.8.4.2$Windows_X86_64 LibreOffice_project/290daaa01b999472f0c7a3890eb6a550fd74c6df</meta:generator>
    <meta:document-statistic meta:table-count="1" meta:cell-count="212" meta:object-count="0"/>
  </office:meta>
</office:document-meta>
</file>